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0a835"/>
    </style:style>
    <style:style style:name="P2" style:family="paragraph" style:parent-style-name="Standard">
      <style:text-properties officeooo:paragraph-rsid="0004219c"/>
    </style:style>
    <style:style style:name="P3" style:family="paragraph" style:parent-style-name="Standard">
      <style:text-properties officeooo:paragraph-rsid="000a9382"/>
    </style:style>
    <style:style style:name="T1" style:family="text">
      <style:text-properties officeooo:rsid="0000a835"/>
    </style:style>
    <style:style style:name="T2" style:family="text">
      <style:text-properties officeooo:rsid="0001fddc"/>
    </style:style>
    <style:style style:name="T3" style:family="text">
      <style:text-properties officeooo:rsid="00086c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results from the screening of the Taubert sequencing data, as detailed in section 3.1.1, indicate that only a small fraction of the initial dataset was capable of detecting viral sequences. Among the 557 FASTQ files (representing 323 samples) provided by the Taubert working group, only 0.89% (5 files) identified small DNA viruses, while 3.05% (17 files) detected RNA viruses. The largest proportion was observed for large DNA viruses, with 29.62% (165 files). However, upon excluding all non-significant results (E-value &gt; 1e-5), no files remained for small DNA viruses. For the screenings against RNA viruses and large DNA viruses, the number of files detecting potential viral contigs was low (maximum of 11), as was the number of viral families identified (maximum of 4). The low number of files detecting potential viral contigs may suggest two possibilities: 1) the samples could genuinely contain few viral sequences, or 2) viral sequences may have been present in the liver samples but went undetected, possibly because the sequencing approach was not optimal for detecting viruses. There may have been no specific enrichment for viral sequences, or the viral sequences could have been lost during preprocessing steps before sequencing. Both scenarios are plausible, as the samples were not originally collected for viral discovery. At this stage, no definitive conclusions can be made regarding which of the two possibilities is correct. Further investigation would be needed to determine whether the low detection rate is due to a genuine lack of viral sequences in the samples or the result of decisions made during <text:span text:style-name="T3">sample preprocessing</text:span>.</text:p>
      <text:p text:style-name="P1"/>
      <text:p text:style-name="P1"/>
      <text:p text:style-name="P1">VirusGatherer identified 17 virus-positive contigs with sequence similarity to six viral families. However, the families <text:span text:style-name="Emphasis">Hepadnaviridae</text:span> and <text:span text:style-name="Emphasis">Poxviridae</text:span> were considered not significant in VirusHunter, while <text:span text:style-name="Emphasis">Flaviviridae</text:span>, <text:span text:style-name="Emphasis">Potyviridae</text:span>, and <text:span text:style-name="Emphasis">Adenoviridae</text:span>, detected by VirusHunter, were not found by VirusGatherer. This may be due to the low number of contigs aligning to these families in the VirusHunter step. The assembly of longer contigs typically requires sufficient coverage, and if coverage is too low, successful assembly may not occur. Among the remaining contigs, some aligned with <text:span text:style-name="Emphasis">Betaherpesviruses</text:span> and <text:span text:style-name="Emphasis">Hepatitis viruses</text:span>, with the majority displaying over 90% protein sequence identity to the viral reference sequences. </text:p>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21:16:31.067832518</meta:creation-date>
    <dc:date>2024-09-28T00:15:46.469823111</dc:date>
    <meta:editing-duration>PT5M13S</meta:editing-duration>
    <meta:editing-cycles>1</meta:editing-cycles>
    <meta:document-statistic meta:table-count="0" meta:image-count="0" meta:object-count="0" meta:page-count="1" meta:paragraph-count="2" meta:word-count="358" meta:character-count="2378" meta:non-whitespace-character-count="2021"/>
    <meta:generator>LibreOffice/7.3.7.2$Linux_X86_64 LibreOffice_project/30$Build-2</meta:generator>
  </office:meta>
</office:document-meta>
</file>